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Standard">
      <style:paragraph-properties style:page-number="auto"/>
    </style:style>
    <style:style style:name="P2" style:family="paragraph" style:parent-style-name="Standard" style:list-style-name="L1"/>
    <style:style style:name="P3" style:family="paragraph" style:parent-style-name="List_20_Paragraph" style:list-style-name="WWNum1"/>
    <style:style style:name="P4" style:family="paragraph" style:parent-style-name="List_20_Paragraph" style:list-style-name="WWNum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EARCH</text:p>
      <text:p text:style-name="Standard"/>
      <text:p text:style-name="Standard">POINT: This experiment is aimed at achieving two things.</text:p>
      <text:list xml:id="list6512208134840408698" text:style-name="WWNum1">
        <text:list-item>
          <text:p text:style-name="P3">Gain understanding of how sound is created from normal day to day objects we have in our environments.</text:p>
        </text:list-item>
        <text:list-item>
          <text:p text:style-name="P3">Record a variety of sounds from mundane objects or interactions with objects we can find around us and see how these sounds can be applied within a creative project.</text:p>
        </text:list-item>
        <text:list-item>
          <text:p text:style-name="P3">Discovering how to edit sound files to create new and authentic sounds pieces that can be used within a VR/AR project or any creative form.</text:p>
        </text:list-item>
        <text:list-item>
          <text:p text:style-name="P3">Apply this edited/modified sound in a real AR project to and evaluate how the use of sound improves the experience for the user.</text:p>
        </text:list-item>
        <text:list-item>
          <text:p text:style-name="P3">Mix sounds files to create a unique creature sound from a recording and test it against a creature design to see if they blend well.</text:p>
        </text:list-item>
      </text:list>
      <text:p text:style-name="Standard"/>
      <text:p text:style-name="Standard"/>
      <text:p text:style-name="Standard">AIM: During the lecture sessions and workshops that touched on sound and audio, I found it really interesting how sounds could be taken from one source (which the source may be) and apply it to another object and it would feel authentic like the new object was actually producing this sound. </text:p>
      <text:p text:style-name="Standard"/>
      <text:p text:style-name="Standard">I set out to explore this for myself, to record sound from a normal day to day interactions and edit these sounds to create unique sounds. Also, I wanted to create sounds that would be used in my AR_Learning project to see how the sound better improved on the application.</text:p>
      <text:p text:style-name="Standard"/>
      <text:p text:style-name="Standard">GOAL: Understand the process of recording generic sounds, editing them and applying them to existing projects.</text:p>
      <text:p text:style-name="Standard"/>
      <text:p text:style-name="Standard"/>
      <text:p text:style-name="Standard">RESEARCH WORK:</text:p>
      <text:p text:style-name="Standard"/>
      <text:p text:style-name="Standard">PREPARATION AND RECORDING</text:p>
      <text:p text:style-name="Standard">I began the research by first renting out recording equipment from the student loans. From sound workshop session, I used the following to record my audio:</text:p>
      <text:list xml:id="list459813392354389767" text:style-name="WWNum2">
        <text:list-item>
          <text:p text:style-name="P4">Sennheiser ME66 Mic (SHG09), and</text:p>
        </text:list-item>
        <text:list-item>
          <text:p text:style-name="P4">Zoom H5 Recorder (MCR02).</text:p>
        </text:list-item>
      </text:list>
      <text:p text:style-name="Standard"/>
      <text:p text:style-name="Standard">Next, I had to plan out the sort of sounds I was looking to create for the AR_Learning tool.</text:p>
      <text:p text:style-name="Standard">My AR_Learning project required a number of interactions from the user with a 3D model, to make it an engaging learning experience for students (See AR_Learning_Tool section for more details). Main interaction on the models included:</text:p>
      <text:list xml:id="list21760399" text:continue-numbering="true" text:style-name="WWNum2">
        <text:list-item>
          <text:p text:style-name="P4">Click and Selection</text:p>
        </text:list-item>
        <text:list-item>
          <text:p text:style-name="P4">Pull and drag</text:p>
        </text:list-item>
        <text:list-item>
          <text:p text:style-name="P4">Click and reset</text:p>
        </text:list-item>
        <text:list-item>
          <text:p text:style-name="P4">Rotate</text:p>
        </text:list-item>
        <text:list-item>
          <text:p text:style-name="P4">Pan</text:p>
        </text:list-item>
        <text:list-item>
          <text:p text:style-name="P4">Zoom</text:p>
        </text:list-item>
        <text:list-item>
          <text:p text:style-name="P4"><text:soft-page-break/>Click and hide objects</text:p>
        </text:list-item>
        <text:list-item>
          <text:p text:style-name="P4">Click and unhide objects</text:p>
        </text:list-item>
      </text:list>
      <text:p text:style-name="Standard"/>
      <text:p text:style-name="Standard">Also, there where secondary interactions that did not require button interactions from the user. Such as:</text:p>
      <text:list xml:id="list21753954" text:continue-numbering="true" text:style-name="WWNum2">
        <text:list-item>
          <text:p text:style-name="P4">Hover in</text:p>
        </text:list-item>
        <text:list-item>
          <text:p text:style-name="P4">Hover out</text:p>
        </text:list-item>
      </text:list>
      <text:p text:style-name="Standard"/>
      <text:p text:style-name="Standard">After getting the list of different in app interactions that would be performed, I proceeded to explore I would get the right sounds that would be a perfect blend.</text:p>
      <text:p text:style-name="Standard"/>
      <text:p text:style-name="Standard">My first approach was to break down the actions into visualised form, that is visualizing the action performed in virtual space and relate that to other day to day actions that would appear similar by comparison. For example, I visualised the click and drag action and compared that with dragging an object against a surface or sliding an object on a surface, I imagined that that sort of action would produce an interest sound. Once I had the thought plan in place, my next step was to decide on the sort of objects that I would use to produce these sounds. I wanted to keep it as simple as possible. I decided to produce the sounds by using everyday actions, objects that could be found at home and objects we interact with on a daily basis such as doors, electrical equipment, utencils etc. </text:p>
      <text:p text:style-name="Standard"/>
      <text:p text:style-name="Standard">To get a sound, I simple set the microphone at at an appropriate distance from where I imagined would be the location where the sound will be made. Once I was comfortable making sure that there where no disturbances or background noises, I hit the record button and performed an action to get the sound. Examples of actions I performed include:</text:p>
      <text:list xml:id="list21753906" text:continue-numbering="true" text:style-name="WWNum2">
        <text:list-item>
          <text:p text:style-name="P4">Sliding my foot on a rug</text:p>
        </text:list-item>
        <text:list-item>
          <text:p text:style-name="P4">Stratching a wall surface with my fingers</text:p>
        </text:list-item>
        <text:list-item>
          <text:p text:style-name="P4">Stratching my trousers with my fingers</text:p>
        </text:list-item>
        <text:list-item>
          <text:p text:style-name="P4">Sliding out a knife from it’s holder</text:p>
        </text:list-item>
        <text:list-item>
          <text:p text:style-name="P4">Opening and closing Fridge doors, Cupboard doors, Microwave door, washmachine door</text:p>
        </text:list-item>
        <text:list-item>
          <text:p text:style-name="P4">Turning on and allowing machinery to run</text:p>
        </text:list-item>
        <text:list-item>
          <text:p text:style-name="P4">Sliding the microphone on the radiators</text:p>
        </text:list-item>
        <text:list-item>
          <text:p text:style-name="P4">Sliding the microphone on the walls</text:p>
        </text:list-item>
        <text:list-item>
          <text:p text:style-name="P4">Running my hands on Onion skins and peels</text:p>
        </text:list-item>
        <text:list-item>
          <text:p text:style-name="P4">Making weird noises with my mouth.</text:p>
        </text:list-item>
      </text:list>
      <text:p text:style-name="Standard"/>
      <text:p text:style-name="Standard">I followed the same procedure stated above to record all the sounds from the sources listed above.</text:p>
      <text:p text:style-name="Standard"/>
      <text:p text:style-name="Standard">Recorded sounds where then copied from the Memory card to my computer and renamed for proper recognition. The naming convention used for the raw files identified the type of sound followed by the source of it. E.g Slide_Leg, Amb_Sound_TrashTin, Slide_Jacket etc. </text:p>
      <text:p text:style-name="Standard"/>
      <text:p text:style-name="Standard"/>
      <text:p text:style-name="Standard"/>
      <text:p text:style-name="Standard"/>
      <text:p text:style-name="Standard"><text:soft-page-break/>AUDIO EDITING</text:p>
      <text:p text:style-name="Standard">I was really excited to get to the editing phase of the experiment because I wasn't sure what the outcome would be but I was eagerly looking forward to exploring creating something that didn't sound only beautiful but appropriate when applied.</text:p>
      <text:p text:style-name="Standard"/>
      <text:p text:style-name="Standard">I began by listening all over to the recording audios I took my time to listen carefully to the sounds while closing my eyes trying to visualise how the sounds would fit with the action I was visualising happening with the virtual. Most times, the best sounds that I felt would work where just a short 4sec portion of a much larger track.</text:p>
      <text:p text:style-name="Standard"/>
      <text:p text:style-name="Standard">While doing this I began to choose sounds from my collection of recordings. Picking one sound clip I would edit and then use. Additionally, I chose more than one sound for a specific action, my reason for this was to mix and blend multiple sounds to create something novel and unique. Here I chose as much as 4 sounds. </text:p>
      <text:p text:style-name="Standard"/>
      <text:p text:style-name="Standard">Once I was satisfied with my choses. I imported the sounds into Reaper for editing.</text:p>
      <text:p text:style-name="Standard"/>
      <text:p text:style-name="Standard">I wasn't sure how best to approach the editing phase, or what actions to perform first or <text:s/>begin with. So I did some research on best audio editing workflow. I discovered some process I could follow as a guideline. Note that this is not the only or comprehensive method but rather a good workflow that would suit my needs and be a great starting point to build on.</text:p>
      <text:list xml:id="list3700530212007606673" text:style-name="L1">
        <text:list-item>
          <text:p text:style-name="P2">Edit the length of the audio file</text:p>
        </text:list-item>
        <text:list-item>
          <text:p text:style-name="P2">Adjusting the volume</text:p>
        </text:list-item>
        <text:list-item>
          <text:p text:style-name="P2">Make sure the different sound elements are balanced to suit <text:s/>your desired end results</text:p>
        </text:list-item>
        <text:list-item>
          <text:p text:style-name="P2">applying effects</text:p>
        </text:list-item>
      </text:list>
      <text:p text:style-name="Standard"/>
      <text:p text:style-name="Standard">(Source: <text:a xlink:type="simple" xlink:href="https://www.uow.edu.au/student/learning-co-op/technology-and-software/creating-and-editing-audio-files/" text:style-name="Internet_20_link" text:visited-style-name="Visited_20_Internet_20_Link">https://www.uow.edu.au/student/learning-co-op/technology-and-software/creating-and-editing-audio-files/</text:a>)</text:p>
      <text:p text:style-name="Standard"/>
      <text:p text:style-name="Standard">During my work process though I had to make some modifications to the above mentioned workflow and switch and alternate between the processes as I need arose.</text:p>
      <text:p text:style-name="Standard"/>
      <text:p text:style-name="Standard">HOVER SOUND:</text:p>
      <text:p text:style-name="Standard">Firstly, I imported 'Amb_Sound_TrashTin' sound into Reaper timeline. Before editing the length of the audio, I had to work on the volume first. This was because the audio file wasn't loud enough for me to hear anything that needed editing. So I increased it to a point where I could hear without worrying too much on the final volume levels I would need for output.</text:p>
      <text:p text:style-name="Standard"/>
      <text:p text:style-name="Standard">With the audio at a hearable level, I listened through the audio track again, to get the right sound I wanted. Duyring my recording session, I used on take to record the sounds over and over, giving me recording length of 45 secs to over 1mins. </text:p>
      <text:p text:style-name="Standard"/>
      <text:p text:style-name="Standard">When I found the sound that seemed right, I edited the length by cutting out that portion while discarding the rest.</text:p>
      <text:p text:style-name="Standard"/>
      <text:p text:style-name="Standard"><text:soft-page-break/>Next I imported the 'Slide_Door_01' audio file into reaper, repeating the same procedure I followed for the <text:s/>previous file; starting first with adjusting the volume to hear the audio enough to edit it, then listening to get the right portion, exracting it for <text:s/>use. When I was satisfied with the sounds I needed, I proceeded to layering them with on e audio track above the other. I ran into a challenge in the timeline. The timeline setup didn't allow me to overlay the audio files exactly at the spot I wanted it. Each time I tried to move the audio file the track would snap to the grid, which wouldn't allow the actual sounds to overlay properly. My goal was to export the audio files and move them to After effects and overlay the tracks in the composition, seeing as I was used to the After Effects audio interface. </text:p>
      <text:p text:style-name="Standard"/>
      <text:p text:style-name="Standard">After some research, I discovered how to turn of the grid using a button on the top left corner of the reaper. It it deactivated, I was able to slide the tracks on the timeline, giving me the ease of aligning the sounds at the right spot. When I previewed the sound I noticed that sounds where louder than the others. So my next step was to adjust the volume and balance out the audio. I ap[proached this by reducing the volume of the sounds I wanted to compliment my main audio track. Most of my audio came from the 'Amb_Sound_TrashTin' which I adjusted the volume at +12.dB, then I added the 'Slide_Door_01' at +20.0dB as the base and secondary distinctsound from the 'Slide_Door_01' at +24.0dB. Although the last two sounds where much louder from the controls, the sounds themselves where a soft thud that didn't sound out overly loud. This gave the overall sound a slight sheen of a metal and thud from a foam (if my description properly explains what I was hearing). When I had the sounds at the level I like them I then proceeded to adjust the master volume to reduce it much furhter so it much nicer to listen too. Also, I included ReVerb (Cockos) to make it sound much softer to fit that hover action.</text:p>
      <text:p text:style-name="Standard"/>
      <text:p text:style-name="Standard">With that done, I exported the file as a .WAV file renaming it after the action it would be used for – 'AutEdt_Hover'.</text:p>
      <text:p text:style-name="Standard"/>
      <text:p text:style-name="Standard">The generally reapeated my workflow I used for earlier audio design. In some cases I had to make some creative editing to the my audio sounding right. For example while creating the 'Drag sound' for objects selected and dragged across the virtual space, there was a large background noise I couldn't get rid off with the noise removal technique I was used to. This lead me to cut-out the portions of the track that had the background noise. Once done, I then joined the good portions end to end. While this gave me one continous sound clip, it didn't sound quite right yet. The point where the first clip joined the second, had a sudden change in pitch, making it very obvious of the edit done at that point. My approach to solve this was to bring down the volume of the higher clip and try to blend it to the same level of the first one. It was a good start but the little clip sound was still there, though much lower now but noticeable regardless. Reaper has a unique feature that blends two audio tracks together by sliding one into the other. When I proceeded to do this, it nicely blended them by applying a fade in to both points in the respective clips at the same proportion,giving a seamless transitions between both and producing the sort of results I wanted.</text:p>
      <text:p text:style-name="Standard"/>
      <text:p text:style-name="Standard">My final experiment was to create a sound that would immerse the users of the AR app while the were passive. I began to think about creating a soothing sound that would play in the background without being a disturbances or distraction. I thought about the sorts of sounds that where soothing to me and I began to explore every day sounds we never pay <text:soft-page-break/>attention to but their absence would made a space feel void. Examples of such sounds where the sounds of air vents, fans, sound of a running refridgerator. I also explored some sounds from nature. Flowing water soothes me, so I decided to search out sound effects for running water. I came across a 'Flowing stream sound'. I downloaded the sounds and combined it with the sound of the running fridge. The contrast between both sounds was really glaring. The water sound was more random in comparison to the fridge that had a consistent flow to it. I started by working on the water sound first, I aimed to reduce what I considererd as random noise. I first reduced the volume of the audio file because it was much louder than the other. Having it down, I then proceeded to change alter the sound of the water. I wanted it to sound like it was In a hollow cave, so I experimented with adding a VST: ReaVerb (Cockos) effect. Here I played with 'wet' and 'dry' settings, reducing the former while increasing the later. Having made this modifications, I then changed the pitch using VST:REAPitch (Cockos), experimenting with the settings. (Please see images for details).</text:p>
      <text:p text:style-name="Standard"/>
      <text:p text:style-name="Standard">This gave me the slight echo that I was looking for, additionally it changed the sound itself making it unrecognizable from the original flowing water, but still with it soothing feeling. Next, I worked on the fridge sound, there wasn't much to do here because I was satisfied with the original sound. I did however experimented with altering the pitch slightly (see image for details). When I <text:s/>had both sounds as I wanted, I balanced out the sound, making the Fridge the main sounds with the water sound the compllimentary. Once that was done, I adjusted the Master Track volume to reduce. My reason for this is I wanted a sound effect that would be played softly when users first come into the app and are still exploring how to navigate within the system or reading instructions. </text:p>
      <text:p text:style-name="Standard"/>
      <text:p text:style-name="Standard"/>
      <text:p text:style-name="Standard">With all the sounds created, rendered them out in the .WAV file format for integration with my AR_Learning_Tool project.</text:p>
      <text:p text:style-name="Standard"/>
      <text:p text:style-name="Standard">To listen to the sounds, please click the respective links below:</text:p>
      <text:p text:style-name="Standard"/>
      <text:p text:style-name="Standard">Click</text:p>
      <text:p text:style-name="Standard">Drag</text:p>
      <text:p text:style-name="Standard">Hide and Unhide</text:p>
      <text:p text:style-name="Standard">However</text:p>
      <text:p text:style-name="Standard">Background so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GB"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ughu Aiyewa</meta:initial-creator>
    <dc:creator>Tughu Aiyewa</dc:creator>
    <meta:editing-cycles>24</meta:editing-cycles>
    <meta:creation-date>2023-03-24T13:56:00</meta:creation-date>
    <dc:date>2023-03-27T01:50:27.76</dc:date>
    <meta:editing-duration>PT12H11M29S</meta:editing-duration>
    <meta:generator>OpenOffice/4.1.13$Win32 OpenOffice.org_project/4113m1$Build-9810</meta:generator>
    <meta:document-statistic meta:table-count="0" meta:image-count="0" meta:object-count="0" meta:page-count="5" meta:paragraph-count="72" meta:word-count="2282" meta:character-count="127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